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-------------------------------------------------------</text:p>
      <text:p text:style-name="Standard">Zones Processed: </text:p>
      <text:p text:style-name="Standard">----------------------------------------------------------</text:p>
      <text:p text:style-name="Standard">Volume started.</text:p>
      <text:p text:style-name="Standard"/>
      <text:p text:style-name="Standard">Zone: 1.000000 <text:s/>Boot Boot - (s0.431468 / g1.958318 / a2.389786) - [b0.000000 / e0.431468 / z1.958318 / v0.010000] - (s0.000000 / g1.887933 / a1.887933) - [b0.501853 / e0.501853 / z1.887933 / v0.010000]</text:p>
      <text:p text:style-name="Standard">Zone: 2.000000 <text:s/>BootData BootData - (s0.043008 / g2.346779 / a2.389787) - [b2.389786 / e2.432794 / z2.346779 / v0.010000] - (s0.000000 / g2.309300 / a2.309300) - [b2.470273 / e2.470273 / z2.309300 / v0.010000]</text:p>
      <text:p text:style-name="Standard">Zone: 3.000000 <text:s/>ProgramHints ProgramHints</text:p>
      <text:p text:style-name="Standard">Zone: 4.000000 <text:s/>ProgramHintsData ProgramHintsData</text:p>
      <text:p text:style-name="Standard">Zone: 5.000000 <text:s/>Programs Programs - (s10.266536 / g4.072184 / a14.338720) - [b4.779572 / e15.046108 / z4.072184 / v0.020000]</text:p>
      <text:p text:style-name="Standard">----------------------------------------------------------</text:p>
      <text:p text:style-name="Standard">Zone Processing Step:</text:p>
      <text:p text:style-name="Standard">Zone started.</text:p>
      <text:p text:style-name="Standard">1.000000 Selecting Files.</text:p>
      <text:p text:style-name="Standard">2.000000 Calculating Gap.</text:p>
      <text:p text:style-name="Standard">3.000000 File Actions started.</text:p>
      <text:p text:style-name="Standard"><text:s text:c="4"/></text:p>
      <text:p text:style-name="Standard">----------------------------------------------------------</text:p>
      <text:p text:style-name="Standard">Current Zone:</text:p>
      <text:p text:style-name="Standard">----------------------------------------------------------</text:p>
      <text:p text:style-name="Standard">Zone: 5.000000 Programs Programs 2021-11-03 08:49:35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10.266536 (4.296006%)</text:p>
      <text:p text:style-name="Standard"><text:s text:c="18"/>Gap: 4.072184 (1.703995%)</text:p>
      <text:p text:style-name="Standard"><text:s text:c="16"/>Total: 14.338720 (8.000000%)</text:p>
      <text:p text:style-name="Standard"/>
      <text:p text:style-name="Standard"><text:s text:c="8"/>Files/folders: <text:s text:c="10"/>293,222 (0.013532%) </text:p>
      <text:p text:style-name="Standard"><text:s text:c="12"/>Fragments: <text:s text:c="14"/>197 (6.246037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4.779572 (0.000000%)</text:p>
      <text:p text:style-name="Standard"><text:s text:c="13"/>Files End: 15.046108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703995% (4.072184)</text:p>
      <text:p text:style-name="Standard"><text:soft-page-break/><text:s text:c="17"/></text:p>
      <text:p text:style-name="Standard"><text:s text:c="15"/>The desired min gap size. (GapRequested): 0.375153 <text:s/>15.421261</text:p>
      <text:p text:style-name="Standard"><text:s text:c="14"/>Must be half the zone size. (GapAdjusted): 0.375153 <text:s/>15.421261</text:p>
      <text:p text:style-name="Standard"><text:s text:c="15"/>Align to the volume evenly. (GapRounded): 4.072184 19.118292</text:p>
      <text:p text:style-name="Standard"><text:s text:c="10"/>The remaining space available. (GapAvailable): 43.364965 58.411073</text:p>
      <text:p text:style-name="Standard"><text:s text:c="6"/>The lower of adjusted and available. (GapCurrent): 4.072184 19.118292</text:p>
      <text:p text:style-name="Standard"><text:s text:c="4"/>(GapCurrent) after any code you inserted. (GapUsed): 4.072184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609874494.588652 (0.470945%)</text:p>
      <text:p text:style-name="Standard"><text:s text:c="19"/>Total Used: 51505211146.239998 (27.369576%)</text:p>
      <text:p text:style-name="Standard"><text:s text:c="9"/>Volume Used by Zones: 16679664353.279999 (1.703995%)</text:p>
      <text:p text:style-name="Standard"/>
      <text:p text:style-name="Standard">Directory and Files Select:</text:p>
      <text:p text:style-name="Standard">---------------------------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oft-page-break/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<text:soft-page-break/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oft-page-break/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oft-page-break/><text:s text:c="16"/>and not(</text:p>
      <text:p text:style-name="Standard"><text:s text:c="21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Volume Statistics:</text:p>
      <text:p text:style-name="Standard">----------------------------------------------------------</text:p>
      <text:p text:style-name="Standard">VOLUME: C: Development</text:p>
      <text:p text:style-name="Standard">----------------------------------------------------------</text:p>
      <text:p text:style-name="Standard">----------------------------------------------------------</text:p>
      <text:p text:style-name="Standard">SUMMARY: C: Development</text:p>
      <text:p text:style-name="Standard"><text:s text:c="2"/></text:p>
      <text:p text:style-name="Standard"><text:s text:c="10"/>Volume Size: <text:s text:c="8"/>978,856,534,016 (238.978646)</text:p>
      <text:p text:style-name="Standard"><text:s text:c="10"/>Volume Used: <text:s text:c="8"/>789,683,908,608 (192.793923)</text:p>
      <text:p text:style-name="Standard"><text:s text:c="10"/>Volume Free: <text:s text:c="8"/>189,172,625,408, (46.184723)</text:p>
      <text:p text:style-name="Standard"><text:s text:c="9"/></text:p>
      <text:p text:style-name="Standard"><text:s text:c="5"/>Volume Used Calc: <text:s text:c="6"/>29365696020.480000 (46.184723)</text:p>
      <text:p text:style-name="Standard"><text:s text:c="6"/>Volume Free Adj: <text:s text:c="6"/>153662483152.955050</text:p>
      <text:p text:style-name="Standard"><text:soft-page-break/><text:s text:c="4"/>Bytes per cluster: <text:s text:c="18"/>4,096 bytes</text:p>
      <text:p text:style-name="Standard"/>
      <text:p text:style-name="Standard"><text:s text:c="3"/>Unfragmented Items: <text:s text:c="14"/>2,162,082</text:p>
      <text:p text:style-name="Standard"><text:s text:c="5"/>Fragmented Items: <text:s text:c="18"/>3,139</text:p>
      <text:p text:style-name="Standard"/>
      <text:p text:style-name="Standard"><text:s text:c="4"/>Unfragmented Data: <text:s text:c="8"/>692,255,526,912 bytes</text:p>
      <text:p text:style-name="Standard"><text:s text:c="6"/>Fragmented Data: <text:s text:c="9"/>97,391,370,240 bytes</text:p>
      <text:p text:style-name="Standard"/>
      <text:p text:style-name="Standard"><text:s text:c="13"/>All Gaps: <text:s text:c="16"/>240,608</text:p>
      <text:p text:style-name="Standard"><text:s text:c="13"/>All gaps: <text:s text:c="8"/>189,194,649,600 bytes</text:p>
      <text:p text:style-name="Standard"><text:s text:c="10"/>Average gap: <text:s text:c="16"/>782,336 bytes</text:p>
      <text:p text:style-name="Standard"><text:s text:c="11"/>Median gap: <text:s text:c="17"/>20,480 bytes</text:p>
      <text:p text:style-name="Standard"><text:s text:c="10"/>Biggest gap: <text:s text:c="10"/>6,858,518,528 bytes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DETAILS: C: Development</text:p>
      <text:p text:style-name="Standard">----------------------------------------------------------</text:p>
      <text:p text:style-name="Standard"/>
      <text:p text:style-name="Standard">SUMMARY:</text:p>
      <text:p text:style-name="Standard"/>
      <text:p text:style-name="Standard">Volume label/name: <text:s text:c="9"/>C:</text:p>
      <text:p text:style-name="Standard">Volume mountpoint: <text:s text:c="9"/>C:</text:p>
      <text:p text:style-name="Standard">Volume name: <text:s text:c="15"/>\\?\Volume{92e548cb-4411-4caf-a63d-3d7229340488}</text:p>
      <text:p text:style-name="Standard">Volume type: <text:s text:c="15"/>NTFS</text:p>
      <text:p text:style-name="Standard"/>
      <text:p text:style-name="Standard">Total disk space: <text:s text:c="12"/>978,856,534,016 bytes</text:p>
      <text:p text:style-name="Standard"><text:s text:c="37"/>911.6312 gigabytes</text:p>
      <text:p text:style-name="Standard"/>
      <text:p text:style-name="Standard">Bytes per cluster: <text:s text:c="21"/>4,096 bytes</text:p>
      <text:p text:style-name="Standard">Average end-begin distance: <text:s text:c="3"/>1,758,129.8473 clusters</text:p>
      <text:p text:style-name="Standard"><text:s text:c="39"/>0.7357% of volume size</text:p>
      <text:p text:style-name="Standard"/>
      <text:p text:style-name="Standard">----------------------------------------------------------</text:p>
      <text:p text:style-name="Standard">FRAGMENTS:</text:p>
      <text:p text:style-name="Standard"/>
      <text:p text:style-name="Standard">Unfragmented Items: <text:s text:c="8"/>2,162,082</text:p>
      <text:p text:style-name="Standard"><text:s text:c="2"/>Fragmented Items: <text:s text:c="12"/>3,139</text:p>
      <text:p text:style-name="Standard"><text:s/>Unfragmented Data: <text:s text:c="2"/>692,255,526,912 bytes</text:p>
      <text:p text:style-name="Standard"><text:s text:c="3"/>Fragmented Data: <text:s text:c="3"/>97,391,370,240 bytes</text:p>
      <text:p text:style-name="Standard">Gaps:</text:p>
      <text:p text:style-name="Standard"><text:s text:c="10"/>All Gaps: <text:s text:c="10"/>240,606</text:p>
      <text:p text:style-name="Standard"><text:s text:c="10"/>All gaps: <text:s text:c="2"/>189,193,601,024 bytes</text:p>
      <text:p text:style-name="Standard"><text:s text:c="7"/>Average gap: <text:s text:c="10"/>782,336 bytes</text:p>
      <text:p text:style-name="Standard"><text:s text:c="8"/>Median gap: <text:s text:c="11"/>20,480 bytes</text:p>
      <text:p text:style-name="Standard"><text:s text:c="7"/>Biggest gap: <text:s text:c="4"/>6,858,518,528 bytes</text:p>
      <text:p text:style-name="Standard"/>
      <text:p text:style-name="Standard">----------------------------------------------------------</text:p>
      <text:p text:style-name="Standard">GAPS:</text:p>
      <text:p text:style-name="Standard"><text:soft-page-break/></text:p>
      <text:p text:style-name="Standard"><text:s text:c="3"/>----------------------------------------------------------</text:p>
      <text:p text:style-name="Standard"><text:s text:c="3"/>Counts:</text:p>
      <text:p text:style-name="Standard"><text:s text:c="23"/>Count <text:s text:c="5"/>Percentage of all</text:p>
      <text:p text:style-name="Standard"><text:s text:c="16"/>----------------- -----------------</text:p>
      <text:p text:style-name="Standard"><text:s text:c="3"/>Small gaps <text:s text:c="12"/>230,430 <text:s text:c="10"/>95.7707%</text:p>
      <text:p text:style-name="Standard"><text:s text:c="3"/>Big gaps <text:s text:c="15"/>10,176 <text:s text:c="11"/>4.2293%</text:p>
      <text:p text:style-name="Standard"><text:s text:c="16"/>----------------- -----------------</text:p>
      <text:p text:style-name="Standard"><text:s text:c="3"/>All gaps <text:s text:c="14"/>240,606 <text:s text:c="9"/>100.0000</text:p>
      <text:p text:style-name="Standard"/>
      <text:p text:style-name="Standard"><text:s text:c="3"/>----------------------------------------------------------</text:p>
      <text:p text:style-name="Standard"><text:s text:c="3"/>By size:</text:p>
      <text:p text:style-name="Standard"><text:s text:c="22"/>Bytes <text:s text:c="9"/>Gigabytes <text:s text:c="5"/>Percentage of all</text:p>
      <text:p text:style-name="Standard"><text:s text:c="16"/>----------------- ----------------- -----------------</text:p>
      <text:p text:style-name="Standard"><text:s text:c="3"/>Small gaps <text:s text:c="5"/>14,798,995,456 <text:s text:c="10"/>13.7826 <text:s text:c="11"/>7.8221%</text:p>
      <text:p text:style-name="Standard"><text:s text:c="3"/>Big gaps <text:s text:c="6"/>174,394,605,568 <text:s text:c="9"/>162.4176 <text:s text:c="10"/>92.1779%</text:p>
      <text:p text:style-name="Standard"><text:s text:c="16"/>----------------- ----------------- -----------------</text:p>
      <text:p text:style-name="Standard"><text:s text:c="3"/>All gaps <text:s text:c="6"/>189,193,601,024 <text:s text:c="9"/>176.2003 <text:s text:c="9"/>100.0000%</text:p>
      <text:p text:style-name="Standard"/>
      <text:p text:style-name="Standard"><text:s text:c="3"/>Average gap <text:s text:c="11"/>782,336 <text:s text:c="11"/>0.0007 <text:s text:c="11"/>0.0004%</text:p>
      <text:p text:style-name="Standard"><text:s text:c="3"/>Median gap <text:s text:c="13"/>20,480 <text:s text:c="11"/>0.0000 <text:s text:c="11"/>0.0000%</text:p>
      <text:p text:style-name="Standard"><text:s text:c="3"/>Biggest gap <text:s text:c="5"/>6,858,518,528 <text:s text:c="11"/>6.3875 <text:s text:c="11"/>3.6251%</text:p>
      <text:p text:style-name="Standard"><text:s text:c="3"/>----------------------------------------------------------</text:p>
      <text:p text:style-name="Standard"/>
      <text:p text:style-name="Standard">----------------------------------------------------------</text:p>
      <text:p text:style-name="Standard">FILE STATISTICS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ITEM COUNT:</text:p>
      <text:p text:style-name="Standard">----------------------------------------------------------</text:p>
      <text:p text:style-name="Standard">Number of files and folders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0"/>1,792,491 <text:s text:c="12"/>3,092 <text:s text:c="8"/>1,795,583</text:p>
      <text:p text:style-name="Standard"><text:s text:c="3"/>Folders <text:s text:c="10"/>369,591 <text:s text:c="15"/>47 <text:s text:c="10"/>369,638</text:p>
      <text:p text:style-name="Standard"><text:s text:c="3"/>------- ----------------- ----------------- -----------------</text:p>
      <text:p text:style-name="Standard"><text:s text:c="3"/>All <text:s text:c="12"/>2,162,082 <text:s text:c="12"/>3,139 <text:s text:c="8"/>2,165,221</text:p>
      <text:p text:style-name="Standard"/>
      <text:p text:style-name="Standard">----------------------------------------------------------</text:p>
      <text:p text:style-name="Standard">Percentage of total:</text:p>
      <text:p text:style-name="Standard"/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2.7856% <text:s text:c="10"/>0.1428% <text:s text:c="9"/>82.9284%</text:p>
      <text:p text:style-name="Standard"><text:s text:c="3"/>Folders <text:s text:c="10"/>17.0694% <text:s text:c="10"/>0.0022% <text:s text:c="9"/>17.0716%</text:p>
      <text:p text:style-name="Standard"><text:s text:c="3"/>------- ----------------- ----------------- -----------------</text:p>
      <text:p text:style-name="Standard"><text:s text:c="3"/>All <text:s text:c="14"/>99.8550% <text:s text:c="10"/>0.1450% <text:s text:c="8"/>100.0000%</text:p>
      <text:p text:style-name="Standard"><text:soft-page-break/></text:p>
      <text:p text:style-name="Standard">----------------------------------------------------------</text:p>
      <text:p text:style-name="Standard">OCCUPIED SIZE on disk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691,318,321,152 <text:s text:c="3"/>97,389,133,824 <text:s text:c="2"/>788,707,454,976</text:p>
      <text:p text:style-name="Standard"><text:s text:c="3"/>Folders <text:s text:c="6"/>937,205,760 <text:s text:c="8"/>2,236,416 <text:s text:c="6"/>939,442,176</text:p>
      <text:p text:style-name="Standard"><text:s text:c="3"/>------- ----------------- ----------------- -----------------</text:p>
      <text:p text:style-name="Standard"><text:s text:c="3"/>All <text:s text:c="6"/>692,255,526,912 <text:s text:c="3"/>97,391,370,240 <text:s text:c="2"/>789,646,897,152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643.8404 <text:s text:c="10"/>90.7007 <text:s text:c="9"/>734.5411</text:p>
      <text:p text:style-name="Standard"><text:s text:c="3"/>Folders <text:s text:c="11"/>0.8728 <text:s text:c="11"/>0.0021 <text:s text:c="11"/>0.8749</text:p>
      <text:p text:style-name="Standard"><text:s text:c="3"/>------- ----------------- ----------------- -----------------</text:p>
      <text:p text:style-name="Standard"><text:s text:c="3"/>All <text:s text:c="13"/>644.7132 <text:s text:c="10"/>90.7028 <text:s text:c="9"/>735.4160</text:p>
      <text:p text:style-name="Standard"/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7.5478% <text:s text:c="9"/>12.3333% <text:s text:c="9"/>99.8810%</text:p>
      <text:p text:style-name="Standard"><text:s text:c="3"/>Folders <text:s text:c="11"/>0.1187% <text:s text:c="10"/>0.0003% <text:s text:c="10"/>0.1190%</text:p>
      <text:p text:style-name="Standard"><text:s text:c="3"/>------- ----------------- ----------------- -----------------</text:p>
      <text:p text:style-name="Standard"><text:s text:c="3"/>All <text:s text:c="14"/>87.6665% <text:s text:c="9"/>12.3335% <text:s text:c="8"/>100.0000%</text:p>
      <text:p text:style-name="Standard"/>
      <text:p text:style-name="Standard">----------------------------------------------------------</text:p>
      <text:p text:style-name="Standard">USED SIZE:</text:p>
      <text:p text:style-name="Standard">----------------------------------------------------------</text:p>
      <text:p text:style-name="Standard">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4"/>689,797,804,520 <text:s text:c="2"/>160,651,541,497 <text:s text:c="2"/>850,449,346,017</text:p>
      <text:p text:style-name="Standard"><text:s text:c="3"/>Folders <text:s text:c="6"/>937,175,814 <text:s text:c="8"/>2,236,416 <text:s text:c="6"/>939,412,230</text:p>
      <text:p text:style-name="Standard"><text:s text:c="3"/>------- ----------------- ----------------- -----------------</text:p>
      <text:p text:style-name="Standard"><text:s text:c="3"/>All <text:s text:c="6"/>690,734,980,334 <text:s text:c="2"/>160,653,777,913 <text:s text:c="2"/>851,388,758,247</text:p>
      <text:p text:style-name="Standard"/>
      <text:p text:style-name="Standard">----------------------------------------------------------</text:p>
      <text:p text:style-name="Standard">Gigabytes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1"/>642.4243 <text:s text:c="9"/>149.6184 <text:s text:c="9"/>792.0427</text:p>
      <text:p text:style-name="Standard"><text:s text:c="3"/>Folders <text:s text:c="11"/>0.8728 <text:s text:c="11"/>0.0021 <text:s text:c="11"/>0.8749</text:p>
      <text:p text:style-name="Standard"><text:s text:c="3"/>------- ----------------- ----------------- -----------------</text:p>
      <text:p text:style-name="Standard"><text:s text:c="3"/>All <text:s text:c="13"/>643.2971 <text:s text:c="9"/>149.6205 <text:s text:c="9"/>792.9176</text:p>
      <text:p text:style-name="Standard"><text:soft-page-break/></text:p>
      <text:p text:style-name="Standard">----------------------------------------------------------</text:p>
      <text:p text:style-name="Standard">Percentage:</text:p>
      <text:p text:style-name="Standard"><text:s text:c="14"/>Unfragmented <text:s text:c="6"/>Fragmented <text:s text:c="11"/>All</text:p>
      <text:p text:style-name="Standard"><text:s text:c="3"/>------- ----------------- ----------------- -----------------</text:p>
      <text:p text:style-name="Standard"><text:s text:c="3"/>Files <text:s text:c="12"/>81.0203% <text:s text:c="9"/>18.8694% <text:s text:c="9"/>99.8897%</text:p>
      <text:p text:style-name="Standard"><text:s text:c="3"/>Folders <text:s text:c="11"/>0.1101% <text:s text:c="10"/>0.0003% <text:s text:c="10"/>0.1103%</text:p>
      <text:p text:style-name="Standard"><text:s text:c="3"/>------- ----------------- ----------------- -----------------</text:p>
      <text:p text:style-name="Standard"><text:s text:c="3"/>All <text:s text:c="14"/>81.1304% <text:s text:c="9"/>18.8696% <text:s text:c="8"/>100.0000%</text:p>
      <text:p text:style-name="Standard"/>
      <text:p text:style-name="Standard">----------------------------------------------------------</text:p>
      <text:p text:style-name="Standard">Volume Detailed Statistics end.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 Detailed Report: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03 08:49:35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431468 (0.180547%)</text:p>
      <text:p text:style-name="Standard"><text:s text:c="18"/>Gap: 1.958318 (0.819453%)</text:p>
      <text:p text:style-name="Standard"><text:s text:c="16"/>Total: 2.389786 (1.000000%)</text:p>
      <text:p text:style-name="Standard"/>
      <text:p text:style-name="Standard"><text:s text:c="8"/>Files/folders: <text:s text:c="12"/>2,252 (0.000092%) </text:p>
      <text:p text:style-name="Standard"><text:s text:c="12"/>Fragments: <text:s text:c="16"/>2 (0.063715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000000 (0.000000%)</text:p>
      <text:p text:style-name="Standard"><text:s text:c="13"/>Files End: 0.431468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819453% (1.958318)</text:p>
      <text:p text:style-name="Standard"><text:s text:c="17"/></text:p>
      <text:p text:style-name="Standard"><text:s text:c="15"/>The desired min gap size. (GapRequested): 0.187576 <text:s/>0.619044</text:p>
      <text:p text:style-name="Standard"><text:s text:c="14"/>Must be half the zone size. (GapAdjusted): 0.187576 <text:s/>0.619044</text:p>
      <text:p text:style-name="Standard"><text:s text:c="15"/>Align to the volume evenly. (GapRounded): 1.958318 2.389786</text:p>
      <text:p text:style-name="Standard"><text:s text:c="10"/>The remaining space available. (GapAvailable): 46.247695 46.679163</text:p>
      <text:p text:style-name="Standard"><text:s text:c="6"/>The lower of adjusted and available. (GapCurrent): 1.958318 2.389786</text:p>
      <text:p text:style-name="Standard"><text:soft-page-break/><text:s text:c="4"/>(GapCurrent) after any code you inserted. (GapUsed): 1.958318 2.389786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768312415.764775 (0.078491%)</text:p>
      <text:p text:style-name="Standard"><text:s text:c="19"/>Total Used: 8021272412.160000 (4.240686%)</text:p>
      <text:p text:style-name="Standard"><text:s text:c="9"/>Volume Used by Zones: 8021272412.160000 (0.819453%)</text:p>
      <text:p text:style-name="Standard"/>
      <text:p text:style-name="Standard">Directory and Files Select:</text:p>
      <text:p text:style-name="Standard">---------------------------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1.000000 Boot Boot 2021-11-03 08:49:35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1.887933 (0.790001%)</text:p>
      <text:p text:style-name="Standard"><text:s text:c="16"/>Total: 1.887933 (1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0.501853 (0.000000%)</text:p>
      <text:p text:style-name="Standard"><text:s text:c="13"/>Files End: 0.501853</text:p>
      <text:p text:style-name="Standard"><text:s text:c="13"/>Zone End: 2.389786 (1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790001% (1.887933)</text:p>
      <text:p text:style-name="Standard"><text:s text:c="17"/></text:p>
      <text:p text:style-name="Standard"><text:s text:c="15"/>The desired min gap size. (GapRequested): 0.187576 <text:s/>0.689429</text:p>
      <text:p text:style-name="Standard"><text:s text:c="14"/>Must be half the zone size. (GapAdjusted): 0.000000 <text:s/>0.501853</text:p>
      <text:p text:style-name="Standard"><text:s text:c="15"/>Align to the volume evenly. (GapRounded): 1.887933 2.389786</text:p>
      <text:p text:style-name="Standard"><text:s text:c="10"/>The remaining space available. (GapAvailable): 46.162588 46.664441</text:p>
      <text:p text:style-name="Standard"><text:s text:c="6"/>The lower of adjusted and available. (GapCurrent): 1.887933 2.389786</text:p>
      <text:p text:style-name="Standard"><text:s text:c="4"/>(GapCurrent) after any code you inserted. (GapUsed): 1.887933 2.389786</text:p>
      <text:p text:style-name="Standard"><text:soft-page-break/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1536624831.529550 (0.156982%)</text:p>
      <text:p text:style-name="Standard"><text:s text:c="19"/>Total Used: 15754247864.320000 (8.354770%)</text:p>
      <text:p text:style-name="Standard"><text:s text:c="9"/>Volume Used by Zones: 7732975452.160000 (0.790001%)</text:p>
      <text:p text:style-name="Standard"/>
      <text:p text:style-name="Standard">Directory and Files Select:</text:p>
      <text:p text:style-name="Standard">---------------------------</text:p>
      <text:p text:style-name="Standard"># Boot start.</text:p>
      <text:p text:style-name="Standard">ImportListFromBootOptimize()</text:p>
      <text:p text:style-name="Standard"># Boot end.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03 08:49:35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43008 (0.017997%)</text:p>
      <text:p text:style-name="Standard"><text:s text:c="18"/>Gap: 2.346779 (0.982004%)</text:p>
      <text:p text:style-name="Standard"><text:s text:c="16"/>Total: 2.389787 (2.000000%)</text:p>
      <text:p text:style-name="Standard"/>
      <text:p text:style-name="Standard"><text:s text:c="8"/>Files/folders: <text:s text:c="15"/>87 (0.004018%) </text:p>
      <text:p text:style-name="Standard"><text:s text:c="12"/>Fragments: <text:s text:c="16"/>5 (0.158328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389786 (0.000000%)</text:p>
      <text:p text:style-name="Standard"><text:s text:c="13"/>Files End: 2.432794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 text:c="6"/>Volume Rounding: 1.000000%</text:p>
      <text:p text:style-name="Standard"><text:s text:c="11"/>Actual Gap: 0.982004% (2.346779)</text:p>
      <text:p text:style-name="Standard"><text:s text:c="17"/></text:p>
      <text:p text:style-name="Standard"><text:s text:c="15"/>The desired min gap size. (GapRequested): 0.187576 <text:s/>2.620370</text:p>
      <text:p text:style-name="Standard"><text:s text:c="14"/>Must be half the zone size. (GapAdjusted): 0.086016 <text:s/>2.518810</text:p>
      <text:p text:style-name="Standard"><text:s text:c="15"/>Align to the volume evenly. (GapRounded): 2.346779 4.779573</text:p>
      <text:p text:style-name="Standard"><text:s text:c="10"/>The remaining space available. (GapAvailable): 44.274506 46.707300</text:p>
      <text:p text:style-name="Standard"><text:s text:c="6"/>The lower of adjusted and available. (GapCurrent): 2.346779 4.779573</text:p>
      <text:p text:style-name="Standard"><text:s text:c="4"/>(GapCurrent) after any code you inserted. (GapUsed): 2.346779 4.779573</text:p>
      <text:p text:style-name="Standard"><text:s text:c="5"/></text:p>
      <text:p text:style-name="Standard"><text:soft-page-break/><text:s text:c="3"/>Free Space after Zone:</text:p>
      <text:p text:style-name="Standard"><text:s text:c="3"/>------------------------</text:p>
      <text:p text:style-name="Standard"><text:s text:c="14"/>Total Requested: 2304937247.294325 (0.235472%)</text:p>
      <text:p text:style-name="Standard"><text:s text:c="19"/>Total Used: 25366654320.639999 (13.456331%)</text:p>
      <text:p text:style-name="Standard"><text:s text:c="9"/>Volume Used by Zones: 9612406456.320000 (0.982004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2.000000 BootData BootData 2021-11-03 08:49:35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0.000000 (0.000000%)</text:p>
      <text:p text:style-name="Standard"><text:s text:c="18"/>Gap: 2.309300 (0.966321%)</text:p>
      <text:p text:style-name="Standard"><text:s text:c="16"/>Total: 2.309300 (2.000000%)</text:p>
      <text:p text:style-name="Standard"/>
      <text:p text:style-name="Standard"><text:s text:c="8"/>Files/folders: <text:s text:c="16"/>0 (0.000000%) </text:p>
      <text:p text:style-name="Standard"><text:s text:c="12"/>Fragments: <text:s text:c="16"/>0 (0.000000%) </text:p>
      <text:p text:style-name="Standard"/>
      <text:p text:style-name="Standard"><text:s text:c="3"/>Location:</text:p>
      <text:p text:style-name="Standard"><text:s text:c="3"/>------------------------</text:p>
      <text:p text:style-name="Standard"><text:s text:c="11"/>Zone Start: 2.470273 (0.000000%)</text:p>
      <text:p text:style-name="Standard"><text:s text:c="13"/>Files End: 2.470273</text:p>
      <text:p text:style-name="Standard"><text:s text:c="13"/>Zone End: 4.779573 (2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0.500000%</text:p>
      <text:p text:style-name="Standard"><text:soft-page-break/><text:s text:c="6"/>Volume Rounding: 1.000000%</text:p>
      <text:p text:style-name="Standard"><text:s text:c="11"/>Actual Gap: 0.966321% (2.309300)</text:p>
      <text:p text:style-name="Standard"><text:s text:c="17"/></text:p>
      <text:p text:style-name="Standard"><text:s text:c="15"/>The desired min gap size. (GapRequested): 0.187576 <text:s/>2.657849</text:p>
      <text:p text:style-name="Standard"><text:s text:c="14"/>Must be half the zone size. (GapAdjusted): 0.000000 <text:s/>2.470273</text:p>
      <text:p text:style-name="Standard"><text:s text:c="15"/>Align to the volume evenly. (GapRounded): 2.309300 4.779573</text:p>
      <text:p text:style-name="Standard"><text:s text:c="10"/>The remaining space available. (GapAvailable): 45.717174 48.187447</text:p>
      <text:p text:style-name="Standard"><text:s text:c="6"/>The lower of adjusted and available. (GapCurrent): 2.309300 4.779573</text:p>
      <text:p text:style-name="Standard"><text:s text:c="4"/>(GapCurrent) after any code you inserted. (GapUsed): 2.309300 4.779573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3073249663.059100 (0.313963%)</text:p>
      <text:p text:style-name="Standard"><text:s text:c="19"/>Total Used: 34825546792.959999 (18.454337%)</text:p>
      <text:p text:style-name="Standard"><text:s text:c="9"/>Volume Used by Zones: 9458892472.320000 (0.966321%)</text:p>
      <text:p text:style-name="Standard"/>
      <text:p text:style-name="Standard">Directory and Files Select:</text:p>
      <text:p text:style-name="Standard">---------------------------</text:p>
      <text:p text:style-name="Standard"/>
      <text:p text:style-name="Standard"><text:s text:c="16"/># Boot - Data files.</text:p>
      <text:p text:style-name="Standard"><text:s text:c="16"/>not(</text:p>
      <text:p text:style-name="Standard"><text:s text:c="21"/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</text:p>
      <text:p text:style-name="Standard">Zone: 5.000000 Programs Programs 2021-11-03 08:49:35</text:p>
      <text:p text:style-name="Standard"/>
      <text:p text:style-name="Standard">Statistics Report:</text:p>
      <text:p text:style-name="Standard">------------------</text:p>
      <text:p text:style-name="Standard"><text:s text:c="3"/>Size: <text:s/></text:p>
      <text:p text:style-name="Standard"><text:s text:c="3"/>------------------------</text:p>
      <text:p text:style-name="Standard"><text:s text:c="17"/>Files: 10.266536 (4.296006%)</text:p>
      <text:p text:style-name="Standard"><text:s text:c="18"/>Gap: 4.072184 (1.703995%)</text:p>
      <text:p text:style-name="Standard"><text:s text:c="16"/>Total: 14.338720 (8.000000%)</text:p>
      <text:p text:style-name="Standard"/>
      <text:p text:style-name="Standard"><text:s text:c="8"/>Files/folders: <text:s text:c="10"/>293,222 (0.013532%) </text:p>
      <text:p text:style-name="Standard"><text:s text:c="12"/>Fragments: <text:s text:c="14"/>197 (6.246037%) </text:p>
      <text:p text:style-name="Standard"><text:soft-page-break/></text:p>
      <text:p text:style-name="Standard"><text:s text:c="3"/>Location:</text:p>
      <text:p text:style-name="Standard"><text:s text:c="3"/>------------------------</text:p>
      <text:p text:style-name="Standard"><text:s text:c="11"/>Zone Start: 4.779572 (0.000000%)</text:p>
      <text:p text:style-name="Standard"><text:s text:c="13"/>Files End: 15.046108</text:p>
      <text:p text:style-name="Standard"><text:s text:c="13"/>Zone End: 19.118292 (8.000000%)</text:p>
      <text:p text:style-name="Standard"><text:s text:c="6"/></text:p>
      <text:p text:style-name="Standard"><text:s text:c="3"/>Gap Settings:</text:p>
      <text:p text:style-name="Standard"><text:s text:c="3"/>------------------------</text:p>
      <text:p text:style-name="Standard"><text:s text:c="9"/>Gap Requested: 1.000000%</text:p>
      <text:p text:style-name="Standard"><text:s text:c="6"/>Volume Rounding: 2.000000%</text:p>
      <text:p text:style-name="Standard"><text:s text:c="11"/>Actual Gap: 1.703995% (4.072184)</text:p>
      <text:p text:style-name="Standard"><text:s text:c="17"/></text:p>
      <text:p text:style-name="Standard"><text:s text:c="15"/>The desired min gap size. (GapRequested): 0.375153 <text:s/>15.421261</text:p>
      <text:p text:style-name="Standard"><text:s text:c="14"/>Must be half the zone size. (GapAdjusted): 0.375153 <text:s/>15.421261</text:p>
      <text:p text:style-name="Standard"><text:s text:c="15"/>Align to the volume evenly. (GapRounded): 4.072184 19.118292</text:p>
      <text:p text:style-name="Standard"><text:s text:c="10"/>The remaining space available. (GapAvailable): 43.364965 58.411073</text:p>
      <text:p text:style-name="Standard"><text:s text:c="6"/>The lower of adjusted and available. (GapCurrent): 4.072184 19.118292</text:p>
      <text:p text:style-name="Standard"><text:s text:c="4"/>(GapCurrent) after any code you inserted. (GapUsed): 4.072184 19.118292</text:p>
      <text:p text:style-name="Standard"><text:s text:c="5"/></text:p>
      <text:p text:style-name="Standard"><text:s text:c="3"/>Free Space after Zone:</text:p>
      <text:p text:style-name="Standard"><text:s text:c="3"/>------------------------</text:p>
      <text:p text:style-name="Standard"><text:s text:c="14"/>Total Requested: 4609874494.588652 (0.470945%)</text:p>
      <text:p text:style-name="Standard"><text:s text:c="19"/>Total Used: 51505211146.239998 (27.369576%)</text:p>
      <text:p text:style-name="Standard"><text:s text:c="9"/>Volume Used by Zones: 16679664353.279999 (1.703995%)</text:p>
      <text:p text:style-name="Standard"/>
      <text:p text:style-name="Standard">Directory and Files Select:</text:p>
      <text:p text:style-name="Standard">---------------------------</text:p>
      <text:p text:style-name="Standard"># Programs start.</text:p>
      <text:p text:style-name="Standard"># NotBlobsArchivesBu start.</text:p>
      <text:p text:style-name="Standard">(not (</text:p>
      <text:p text:style-name="Standard"># Blobs start.</text:p>
      <text:p text:style-name="Standard">(</text:p>
      <text:p text:style-name="Standard"># BlobsAndExceptions start.</text:p>
      <text:p text:style-name="Standard">( not(</text:p>
      <text:p text:style-name="Standard"><text:s text:c="2"/>FileName("*.bat")</text:p>
      <text:p text:style-name="Standard"><text:s text:c="2"/>or FileName("*.css")</text:p>
      <text:p text:style-name="Standard"><text:s text:c="2"/>or FileName("*.dll")</text:p>
      <text:p text:style-name="Standard"><text:s text:c="2"/>or FileName("*.exe")</text:p>
      <text:p text:style-name="Standard"><text:s text:c="2"/>or FileName("*.htm*")</text:p>
      <text:p text:style-name="Standard"><text:s text:c="2"/>or FileName("*.jar")</text:p>
      <text:p text:style-name="Standard"><text:s text:c="2"/>or FileName("*.js")</text:p>
      <text:p text:style-name="Standard"><text:s text:c="2"/>or FileName("*.script")</text:p>
      <text:p text:style-name="Standard"><text:s text:c="2"/>or FileName("*.wsf")</text:p>
      <text:p text:style-name="Standard"><text:s text:c="2"/>or (</text:p>
      <text:p text:style-name="Standard"># Databases start.</text:p>
      <text:p text:style-name="Standard">(</text:p>
      <text:p text:style-name="Standard"><text:s text:c="2"/>FileName("*.crypt*")</text:p>
      <text:p text:style-name="Standard"><text:s text:c="2"/>or FileName("*.db*")</text:p>
      <text:p text:style-name="Standard"><text:soft-page-break/><text:s text:c="2"/>or FileName("*.rdb*")</text:p>
      <text:p text:style-name="Standard"><text:s text:c="2"/>or FileName("*.dc*")</text:p>
      <text:p text:style-name="Standard"><text:s text:c="2"/>or FileName("*.dict*")</text:p>
      <text:p text:style-name="Standard"><text:s text:c="2"/>or FileName("*.?db*")</text:p>
      <text:p text:style-name="Standard"><text:s text:c="2"/>or FileName("*.?rdb*")</text:p>
      <text:p text:style-name="Standard"><text:s text:c="2"/>or FileName("*.md*")</text:p>
      <text:p text:style-name="Standard"><text:s text:c="2"/>or FileName("*.myd")</text:p>
      <text:p text:style-name="Standard"><text:s text:c="2"/>or FileName("*.ndf")</text:p>
      <text:p text:style-name="Standard"><text:s text:c="2"/>or FileName("*.ns?")</text:p>
      <text:p text:style-name="Standard"><text:s text:c="2"/>or FileName("*.pab")</text:p>
      <text:p text:style-name="Standard"><text:s text:c="2"/>or FileName("*.pst")</text:p>
      <text:p text:style-name="Standard"><text:s text:c="2"/>or FileName("*.sd?*")</text:p>
      <text:p text:style-name="Standard"><text:s text:c="2"/>or FileName("*.sq**")</text:p>
      <text:p text:style-name="Standard"><text:s text:c="2"/>or FileName("*.tmd")</text:p>
      <text:p text:style-name="Standard"><text:s text:c="2"/>or FileName("*.tps")</text:p>
      <text:p text:style-name="Standard"><text:s text:c="2"/>or FileName("*.tr*")</text:p>
      <text:p text:style-name="Standard">)</text:p>
      <text:p text:style-name="Standard"># Databases end.</text:p>
      <text:p text:style-name="Standard"/>
      <text:p text:style-name="Standard"><text:s text:c="4"/># BlobsAndExceptions</text:p>
      <text:p text:style-name="Standard"><text:s text:c="4"/>or </text:p>
      <text:p text:style-name="Standard"># Data start.</text:p>
      <text:p text:style-name="Standard">(</text:p>
      <text:p text:style-name="Standard"><text:s text:c="2"/>DirectoryName("Data*")</text:p>
      <text:p text:style-name="Standard"><text:s text:c="2"/>or DirectoryName("Device*")</text:p>
      <text:p text:style-name="Standard"><text:s text:c="2"/>or DirectoryName("Export*")</text:p>
      <text:p text:style-name="Standard"><text:s text:c="2"/>or DirectoryName("Import*")</text:p>
      <text:p text:style-name="Standard"><text:s text:c="2"/>or DirectoryName("Log*")</text:p>
      <text:p text:style-name="Standard"><text:s text:c="2"/>or DirectoryName("*Log")</text:p>
      <text:p text:style-name="Standard"><text:s text:c="2"/>or DirectoryName("Maintenance*")</text:p>
      <text:p text:style-name="Standard"><text:s text:c="2"/>or DirectoryName("Rec*")</text:p>
      <text:p text:style-name="Standard"><text:s text:c="2"/>or DirectoryName("Sales*")</text:p>
      <text:p text:style-name="Standard"><text:s text:c="2"/>or DirectoryName("Search*")</text:p>
      <text:p text:style-name="Standard"><text:s text:c="2"/>or DirectoryName("User*")</text:p>
      <text:p text:style-name="Standard">)</text:p>
      <text:p text:style-name="Standard"># Data end.</text:p>
      <text:p text:style-name="Standard"/>
      <text:p text:style-name="Standard"><text:s text:c="4"/># BlobsAndExceptions</text:p>
      <text:p text:style-name="Standard"><text:s text:c="2"/>)</text:p>
      <text:p text:style-name="Standard">) )</text:p>
      <text:p text:style-name="Standard"># BlobsAndExceptions end.</text:p>
      <text:p text:style-name="Standard"/>
      <text:p text:style-name="Standard"># Blobs</text:p>
      <text:p text:style-name="Standard">) and (</text:p>
      <text:p text:style-name="Standard"><text:s text:c="2"/>Size(BlobFileSize,0)</text:p>
      <text:p text:style-name="Standard"><text:s text:c="2"/>or (</text:p>
      <text:p text:style-name="Standard"><text:s text:c="4"/>FileName("*.arj")</text:p>
      <text:p text:style-name="Standard"><text:s text:c="4"/>or FileName("*.bup")</text:p>
      <text:p text:style-name="Standard"><text:s text:c="4"/>or FileName("*.bz2")</text:p>
      <text:p text:style-name="Standard"><text:soft-page-break/><text:s text:c="4"/>or FileName("*.chm")</text:p>
      <text:p text:style-name="Standard"><text:s text:c="4"/>or FileName("*.dvr-ms")</text:p>
      <text:p text:style-name="Standard"><text:s text:c="4"/>or FileName("*.gz")</text:p>
      <text:p text:style-name="Standard"><text:s text:c="4"/>or FileName("*.ifo")</text:p>
      <text:p text:style-name="Standard"><text:s text:c="4"/>or FileName("*.lzh")</text:p>
      <text:p text:style-name="Standard"><text:s text:c="4"/>or FileName("*.pdf")</text:p>
      <text:p text:style-name="Standard"><text:s text:c="4"/>or FileName("*.rpm")</text:p>
      <text:p text:style-name="Standard"><text:s text:c="4"/>or FileName("*.wmv")</text:p>
      <text:p text:style-name="Standard"><text:s text:c="4"/>or FileName("*.vob")</text:p>
      <text:p text:style-name="Standard"><text:s text:c="4"/>or FileName("*.z")</text:p>
      <text:p text:style-name="Standard"><text:s text:c="2"/>) </text:p>
      <text:p text:style-name="Standard">)</text:p>
      <text:p text:style-name="Standard"># Blobs end.</text:p>
      <text:p text:style-name="Standard"/>
      <text:p text:style-name="Standard"># NotBlobsArchivesBu</text:p>
      <text:p text:style-name="Standard">or </text:p>
      <text:p text:style-name="Standard"># Archives start.</text:p>
      <text:p text:style-name="Standard">(</text:p>
      <text:p text:style-name="Standard"><text:s text:c="2"/>DirectoryName("*Archive*")</text:p>
      <text:p text:style-name="Standard"><text:s text:c="2"/>or DirectoryName("*History*")</text:p>
      <text:p text:style-name="Standard"><text:s text:c="2"/>or DirectoryName("*Old")</text:p>
      <text:p text:style-name="Standard"><text:s text:c="2"/>or DirectoryName("* Old *")</text:p>
      <text:p text:style-name="Standard"><text:s text:c="2"/>or DirectoryName("Old *")</text:p>
      <text:p text:style-name="Standard"/>
      <text:p text:style-name="Standard"><text:s text:c="2"/>or FileName("*.7z")</text:p>
      <text:p text:style-name="Standard"><text:s text:c="2"/>or FileName("*.cab")</text:p>
      <text:p text:style-name="Standard"><text:s text:c="2"/>or FileName("*.iso")</text:p>
      <text:p text:style-name="Standard"><text:s text:c="2"/>or FileName("*.msi")</text:p>
      <text:p text:style-name="Standard"><text:s text:c="2"/>or FileName("*.old")</text:p>
      <text:p text:style-name="Standard"><text:s text:c="2"/>or FileName("*.rar")</text:p>
      <text:p text:style-name="Standard"><text:s text:c="2"/>or FileName("*.tar")</text:p>
      <text:p text:style-name="Standard"><text:s text:c="2"/>or FileName("*.zip")</text:p>
      <text:p text:style-name="Standard"><text:s text:c="2"/>or</text:p>
      <text:p text:style-name="Standard"># WinSysLow start.</text:p>
      <text:p text:style-name="Standard">(</text:p>
      <text:p text:style-name="Standard"><text:s text:c="2"/>DirectoryName("$*")</text:p>
      <text:p text:style-name="Standard"><text:s text:c="2"/>or DirectoryName("0*")</text:p>
      <text:p text:style-name="Standard"><text:s text:c="2"/>or DirectoryName("1*")</text:p>
      <text:p text:style-name="Standard"><text:s text:c="2"/>or DirectoryName("2*")</text:p>
      <text:p text:style-name="Standard"><text:s text:c="2"/>or DirectoryName("3*")</text:p>
      <text:p text:style-name="Standard"><text:s text:c="2"/>or DirectoryName("4*")</text:p>
      <text:p text:style-name="Standard"><text:s text:c="2"/>or DirectoryName("5*")</text:p>
      <text:p text:style-name="Standard"><text:s text:c="2"/>or DirectoryName("6*")</text:p>
      <text:p text:style-name="Standard"><text:s text:c="2"/>or DirectoryName("7*")</text:p>
      <text:p text:style-name="Standard"><text:s text:c="2"/>or DirectoryName("8*")</text:p>
      <text:p text:style-name="Standard"><text:s text:c="2"/>or DirectoryName("9*")</text:p>
      <text:p text:style-name="Standard"/>
      <text:p text:style-name="Standard"><text:s text:c="2"/>or DirectoryName("dllcache")</text:p>
      <text:p text:style-name="Standard"><text:s text:c="2"/>or DirectoryName("Downloaded Installations")</text:p>
      <text:p text:style-name="Standard"><text:soft-page-break/><text:s text:c="2"/>or DirectoryName("Ehome")</text:p>
      <text:p text:style-name="Standard"><text:s text:c="2"/>or DirectoryName("Fonts")</text:p>
      <text:p text:style-name="Standard"><text:s text:c="2"/>or DirectoryName("Help")</text:p>
      <text:p text:style-name="Standard"><text:s text:c="2"/>or DirectoryName("I386")</text:p>
      <text:p text:style-name="Standard"><text:s text:c="2"/>or DirectoryName("ie?updates")</text:p>
      <text:p text:style-name="Standard"><text:s text:c="2"/>or DirectoryName("Installer")</text:p>
      <text:p text:style-name="Standard"><text:s text:c="2"/>or DirectoryName("Installshield Installation Information")</text:p>
      <text:p text:style-name="Standard"><text:s text:c="2"/>or DirectoryName("IME")</text:p>
      <text:p text:style-name="Standard"><text:s text:c="2"/>or DirectoryName("*RECYCLE*")</text:p>
      <text:p text:style-name="Standard"><text:s text:c="2"/>or DirectoryName("ServicePackFiles")</text:p>
      <text:p text:style-name="Standard"><text:s text:c="2"/>or DirectoryName("SoftwareDistribution")</text:p>
      <text:p text:style-name="Standard"><text:s text:c="2"/>or DirectoryName("Speech")</text:p>
      <text:p text:style-name="Standard"><text:s text:c="2"/>or DirectoryName("Symbols")</text:p>
      <text:p text:style-name="Standard"><text:s text:c="2"/>or DirectoryName("System Volume Information")</text:p>
      <text:p text:style-name="Standard"><text:s text:c="2"/>or DirectoryName("windows.old")</text:p>
      <text:p text:style-name="Standard">)</text:p>
      <text:p text:style-name="Standard"># WinSysLow end.</text:p>
      <text:p text:style-name="Standard"/>
      <text:p text:style-name="Standard"><text:s text:c="2"/># Archives</text:p>
      <text:p text:style-name="Standard">)</text:p>
      <text:p text:style-name="Standard"># Archives end.</text:p>
      <text:p text:style-name="Standard"/>
      <text:p text:style-name="Standard"># NotBlobsArchivesBu</text:p>
      <text:p text:style-name="Standard">or</text:p>
      <text:p text:style-name="Standard"># Backups start.</text:p>
      <text:p text:style-name="Standard">(</text:p>
      <text:p text:style-name="Standard"><text:s text:c="2"/>DirectoryName("*Backup*")</text:p>
      <text:p text:style-name="Standard"><text:s text:c="2"/>or DirectoryName("*Bu")</text:p>
      <text:p text:style-name="Standard"><text:s text:c="2"/>or DirectoryName("* Bu *")</text:p>
      <text:p text:style-name="Standard"><text:s text:c="2"/>or DirectoryName("Bu *")</text:p>
      <text:p text:style-name="Standard"/>
      <text:p text:style-name="Standard"><text:s text:c="2"/>or FileName("*.bak")</text:p>
      <text:p text:style-name="Standard"><text:s text:c="2"/>or FileName("* - Copy*")</text:p>
      <text:p text:style-name="Standard">)</text:p>
      <text:p text:style-name="Standard"># Backups end.</text:p>
      <text:p text:style-name="Standard"/>
      <text:p text:style-name="Standard"># NotBlobsArchivesBu</text:p>
      <text:p text:style-name="Standard">) )</text:p>
      <text:p text:style-name="Standard"># NotBlobsArchivesBu end.</text:p>
      <text:p text:style-name="Standard"/>
      <text:p text:style-name="Standard"># Programs</text:p>
      <text:p text:style-name="Standard">and (</text:p>
      <text:p text:style-name="Standard"># SystemDir start.</text:p>
      <text:p text:style-name="Standard">(</text:p>
      <text:p text:style-name="Standard"><text:s text:c="2"/>DirectoryName("Boot*")</text:p>
      <text:p text:style-name="Standard"><text:s text:c="2"/>or DirectoryName("Device*")</text:p>
      <text:p text:style-name="Standard"><text:s text:c="2"/>or DirectoryName("DevSupport*")</text:p>
      <text:p text:style-name="Standard"><text:s text:c="2"/>or DirectoryName("Program*")</text:p>
      <text:p text:style-name="Standard"><text:s text:c="2"/>or DirectoryName("Security*")</text:p>
      <text:p text:style-name="Standard"><text:soft-page-break/><text:s text:c="2"/>or DirectoryName("SendTo*")</text:p>
      <text:p text:style-name="Standard"><text:s text:c="2"/>or DirectoryName("Sw*")</text:p>
      <text:p text:style-name="Standard"><text:s text:c="2"/>or DirectoryName("System*")</text:p>
      <text:p text:style-name="Standard"><text:s text:c="2"/>or DirectoryName("Toolbars")</text:p>
      <text:p text:style-name="Standard"><text:s text:c="2"/>or DirectoryName("Windows*")</text:p>
      <text:p text:style-name="Standard">)</text:p>
      <text:p text:style-name="Standard"># SystemDir end.</text:p>
      <text:p text:style-name="Standard"/>
      <text:p text:style-name="Standard"># Programs</text:p>
      <text:p text:style-name="Standard">)</text:p>
      <text:p text:style-name="Standard"># Programs end.</text:p>
      <text:p text:style-name="Standard"/>
      <text:p text:style-name="Standard"><text:s text:c="16"/>and not(</text:p>
      <text:p text:style-name="Standard"><text:s text:c="21"/># Os Data Dynamic start.</text:p>
      <text:p text:style-name="Standard">(</text:p>
      <text:p text:style-name="Standard"># Os Data Dynamic start.</text:p>
      <text:p text:style-name="Standard">(</text:p>
      <text:p text:style-name="Standard"><text:s text:c="2"/>FileName("*.dat*")</text:p>
      <text:p text:style-name="Standard"><text:s text:c="2"/>or FileName("*.db*")</text:p>
      <text:p text:style-name="Standard"><text:s text:c="2"/>or FileName("*.edb*")</text:p>
      <text:p text:style-name="Standard"><text:s text:c="2"/>or FileName("*.log*")</text:p>
      <text:p text:style-name="Standard"><text:s text:c="2"/>or FileName("DataStore.edb")</text:p>
      <text:p text:style-name="Standard">)</text:p>
      <text:p text:style-name="Standard"># Os Data Dynamic end.</text:p>
      <text:p text:style-name="Standard"/>
      <text:p text:style-name="Standard"><text:s text:c="2"/>or </text:p>
      <text:p text:style-name="Standard"># Os PageHiberDump start.</text:p>
      <text:p text:style-name="Standard">(</text:p>
      <text:p text:style-name="Standard"><text:s text:c="2"/>FileName("DataStore.edb")</text:p>
      <text:p text:style-name="Standard"><text:s text:c="2"/>or FileName("DUMP*.*")</text:p>
      <text:p text:style-name="Standard"><text:s text:c="2"/>or FileName("Hiberfil.sys")</text:p>
      <text:p text:style-name="Standard"><text:s text:c="2"/>or FileName("MEMORY.DMP")</text:p>
      <text:p text:style-name="Standard"><text:s text:c="2"/>or FileName("Pagefile.sys")</text:p>
      <text:p text:style-name="Standard">)</text:p>
      <text:p text:style-name="Standard"># Os PageHiberDump end.</text:p>
      <text:p text:style-name="Standard"/>
      <text:p text:style-name="Standard"># Os Data Dynamic</text:p>
      <text:p text:style-name="Standard">)</text:p>
      <text:p text:style-name="Standard"># Os Data Dynamic end.</text:p>
      <text:p text:style-name="Standard"/>
      <text:p text:style-name="Standard"><text:s text:c="21"/>or </text:p>
      <text:p text:style-name="Standard"><text:s text:c="21"/>DirectoryName("Windows*")</text:p>
      <text:p text:style-name="Standard"><text:s text:c="16"/>)</text:p>
      <text:p text:style-name="Standard"><text:s text:c="15"/></text:p>
      <text:p text:style-name="Standard">---------------------------</text:p>
      <text:p text:style-name="Standard">----------------------------------------------------------</text:p>
      <text:p text:style-name="Standard"/>
      <text:p text:style-name="Standard">----------------------------------------------------------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28:23.490000000</meta:creation-date>
    <dc:date>2021-11-03T10:33:10.272000000</dc:date>
    <meta:editing-duration>PT5M7S</meta:editing-duration>
    <meta:editing-cycles>1</meta:editing-cycles>
    <meta:document-statistic meta:table-count="0" meta:image-count="0" meta:object-count="0" meta:page-count="19" meta:paragraph-count="830" meta:word-count="2204" meta:character-count="26841" meta:non-whitespace-character-count="20453"/>
    <meta:generator>LibreOffice/7.1.2.2$Windows_X86_64 LibreOffice_project/8a45595d069ef5570103caea1b71cc9d82b2aae4</meta:generator>
  </office:meta>
</office:document-meta>
</file>